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paragraph-rsid="001c47ae" style:font-size-asian="13.1000003814697pt" style:font-size-complex="15pt"/>
    </style:style>
    <style:style style:name="P2" style:family="paragraph" style:parent-style-name="Standard" style:list-style-name="L1">
      <style:paragraph-properties fo:text-align="start" style:justify-single-word="false"/>
      <style:text-properties style:font-name="Liberation Serif" fo:font-size="15pt" officeooo:paragraph-rsid="001c47ae" style:font-size-asian="15pt" style:font-size-complex="15pt"/>
    </style:style>
    <style:style style:name="P3" style:family="paragraph" style:parent-style-name="Standard" style:list-style-name="L1">
      <style:paragraph-properties fo:text-align="start" style:justify-single-word="false"/>
      <style:text-properties fo:font-size="20pt" fo:font-weight="bold" officeooo:paragraph-rsid="001c47ae" style:font-size-asian="20pt" style:font-size-complex="20pt"/>
    </style:style>
    <style:style style:name="T1" style:family="text">
      <style:text-properties fo:font-variant="normal" fo:text-transform="none" fo:color="#1c1d1f" fo:letter-spacing="normal" fo:font-style="normal" fo:font-weight="normal" loext:padding="0cm" loext:border="none"/>
    </style:style>
    <style:style style:name="T2" style:family="text">
      <style:text-properties fo:font-variant="normal" fo:text-transform="none" fo:color="#1c1d1f" style:font-name="sf pro text" fo:font-size="12pt" fo:letter-spacing="normal" fo:font-style="normal" fo:font-weight="normal" style:font-size-asian="15pt" style:font-size-complex="15pt" loext:padding="0cm" loext:border="none"/>
    </style:style>
    <style:style style:name="T3" style:family="text">
      <style:text-properties fo:font-variant="normal" fo:text-transform="none" fo:color="#1c1d1f" style:font-name="sf pro text" fo:font-size="12pt" fo:letter-spacing="normal" fo:font-style="normal" fo:font-weight="normal" loext:padding="0cm" loext:border="none"/>
    </style:style>
    <style:style style:name="T4" style:family="text">
      <style:text-properties fo:font-variant="normal" fo:text-transform="none" fo:color="#1c1d1f" style:font-name="sf pro text" fo:font-size="20pt" fo:letter-spacing="normal" fo:font-style="normal" fo:font-weight="normal" officeooo:rsid="000f8653" style:font-size-asian="20pt" style:font-weight-asian="bold" style:font-size-complex="20pt" style:font-weight-complex="bold"/>
    </style:style>
    <style:style style:name="T5" style:family="text">
      <style:text-properties fo:font-variant="normal" fo:text-transform="none" fo:color="#1c1d1f" fo:font-size="12pt" fo:letter-spacing="normal" fo:font-style="normal" fo:font-weight="normal" style:font-size-asian="15pt" style:font-size-complex="15pt" loext:padding="0cm" loext:border="none"/>
    </style:style>
    <style:style style:name="T6" style:family="text">
      <style:text-properties fo:font-variant="normal" fo:text-transform="none" fo:color="#1c1d1f" fo:font-size="12pt" fo:letter-spacing="normal" fo:font-style="normal" fo:font-weight="normal" loext:padding="0cm" loext:border="none"/>
    </style:style>
    <style:style style:name="T7" style:family="text">
      <style:text-properties fo:font-variant="normal" fo:text-transform="none" fo:color="#1c1d1f" style:font-name="Liberation Serif" fo:font-size="20pt" fo:letter-spacing="normal" fo:font-style="normal" fo:font-weight="normal" officeooo:rsid="000f8653" style:font-size-asian="20pt" style:font-weight-asian="bold" style:font-size-complex="20pt" style:font-weight-complex="bold"/>
    </style:style>
    <style:style style:name="T8" style:family="text">
      <style:text-properties fo:font-variant="normal" fo:text-transform="none" fo:color="#1c1d1f" style:font-name="Liberation Serif" fo:font-size="20pt" fo:letter-spacing="normal" fo:font-style="normal" officeooo:rsid="000f8653" style:font-size-asian="20pt" style:font-weight-asian="bold" style:font-size-complex="20pt" style:font-weight-complex="bold"/>
    </style:style>
    <style:style style:name="T9" style:family="text">
      <style:text-properties fo:font-variant="normal" fo:text-transform="none" fo:color="#1c1d1f" style:font-name="Liberation Serif" fo:letter-spacing="normal" fo:font-style="normal" officeooo:rsid="000f8653" style:font-weight-asian="bold" style:font-weight-complex="bold"/>
    </style:style>
    <style:style style:name="T10" style:family="text">
      <style:text-properties fo:font-size="20pt" officeooo:rsid="001e785e" style:font-size-asian="20pt" style:font-weight-asian="bold" style:font-size-complex="20pt" style:font-weight-complex="bold"/>
    </style:style>
    <style:style style:name="T11" style:family="text">
      <style:text-properties fo:font-size="20pt" officeooo:rsid="000f8653" style:font-size-asian="20pt" style:font-weight-asian="bold" style:font-size-complex="20pt" style:font-weight-complex="bold"/>
    </style:style>
    <style:style style:name="T12" style:family="text">
      <style:text-properties officeooo:rsid="001e785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xml:id="list3775374022" text:style-name="L1">
        <text:list-item>
          <text:p text:style-name="P3"><text:span text:style-name="T9">Setup Your Local Web Development Environment</text:span><text:span text:style-name="T12">?</text:span></text:p>
          <text:p text:style-name="P2"><text:span text:style-name="T1">There's two major tools that we'll rely on, and that is going to be the Chrome browser and the Atom text editor. And between these two tools, we're going to achieve a lot. Later on in the course when we're introducing more advanced concepts such as using the command line or using a database, then we'll install other things as we go along. But to get started, the most important applications we need to install are just these two. Now you might already have Chrome installed, but if you don't, then be sure to check out the Web Development Course Resources list, which I'll link to in this current lesson. And it's really, really important that you check over here because every single time I mention a link or every single time I try to point you towards something, the link will show up over here and you'll be able to click on it to save you all the trouble of having to type it all out. Open up this page in your browser and just click on this link to go ahead and download and install Chrome. And that should be pretty simple, and it will guide you through the process. Now, if you're wondering, do I have to use Chrome? What if I already have Firefox installed, or what if I want to use Safari? Normally, I would say that's completely fine. But in this case, because we're going to use some of the developer tools inside Chrome, and I want you to be able to do it step by step along with me while watching the videos, it's best in this case to just simply download and use Chrome. So now that you've downloaded the browser you need, the next step is to install a code editor. And out there, there are so many different code editors, for example, Atom or VSCode, Sublime, Brackets. And if you think about it, all that you need to actually write code is just some form of text editor. So you could, if you really wanted to, even use something like notepad. But the downside of Notepad is it doesn't have all of the great features that some of these other specialized code editors have. So two of my favorites are Atom and VScode and I use both of them pretty regularly. Now, in the course videos, you'll see me use Atom. But if you have a strong preference towards any other code editor that you're already used to that you want to use instead, then feel free to do that. But if you are a complete beginner to programming, then I recommend we go ahead and install the Atom text editor. And it's completely free to download and install. So if you just head over to atom.io or go through the Web Development Course resource list, then you should land on this page. And it very cleverly figures out what system you have that you're running. Now, if you're a Windows user and you head over to atom.io, you'll see that it automatically detects that you are viewing this on a Windows computer </text:span><text:soft-page-break/><text:span text:style-name="T1">and then you can just go ahead and again, click that big yellow download button and you should end up with something that's called something like atom setup.exe. And you'll be able to see this in your downloads folder. So now if you just double click on that and it will automatically do everything it needs to install Atom on your system. So once you're done, it should open up a new Atom window like so and you would have successfully installed Atom. So now as a Windows user, you are done installing Chrome and Atom, and you can head over to the next lesson where we install some packages to power up our Atom code editor. For a Mac user, continue listening and I'm going to show you the same process but on macOS. So all you have to do is just go ahead and click download. And once download has completed, then you can simply head over to your downloads folder and double click to unzip that package. And now <text:s/>you will see Atom show up. The last thing you have to do is just to move this application into your applications folder. On the Mac it's just a matter of heading over to your Macintosh hard drive and then your applications folder and then dragging in that atom application that you just downloaded in your downloads over into here. And then you're all done and you're set up with Atom. So now that you've got Chrome and Atom installed, head over to the next lesson and we're going to start exploring Atom packages and see the ways that we can stop powering up our Atom code edito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12:33:47.152005516</meta:creation-date>
    <dc:date>2022-02-25T12:41:48.704063616</dc:date>
    <meta:editing-duration>PT8M2S</meta:editing-duration>
    <meta:editing-cycles>1</meta:editing-cycles>
    <meta:document-statistic meta:table-count="0" meta:image-count="0" meta:object-count="0" meta:page-count="2" meta:paragraph-count="2" meta:word-count="811" meta:character-count="4334" meta:non-whitespace-character-count="3526"/>
    <meta:generator>LibreOffice/6.4.7.2$Linux_X86_64 LibreOffice_project/40$Build-2</meta:generator>
  </office:meta>
</office:document-meta>
</file>